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f9ea0" officeooo:paragraph-rsid="001f9ea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1f9ea0" style:font-size-asian="12pt" style:font-size-complex="12pt"/>
    </style:style>
    <style:style style:name="T1" style:family="text">
      <style:text-properties officeooo:rsid="001f9e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9ea0" style:font-weight-asian="bold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f9ea0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1f9ea0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knowledgement</text:p>
      <text:p text:style-name="Standard"/>
      <text:p text:style-name="P2">We, the summer interns of this group, are overwhelmed in all humbleness and</text:p>
      <text:p text:style-name="P2">gratefulness to acknowledge our deep gratitude to all those who have helped us put</text:p>
      <text:p text:style-name="P2">our ideas to perfection and have assigned tasks well above the level of simplicity and</text:p>
      <text:p text:style-name="P2">into something concrete and unique.</text:p>
      <text:p text:style-name="P2"/>
      <text:p text:style-name="P2">We, wholeheartedly thank <text:span text:style-name="T2">Prof. D.B. Phatak</text:span> for having faith in us, selecting us to be</text:p>
      <text:p text:style-name="P2">a part of his valuable project and for constantly motivating us to do better.</text:p>
      <text:p text:style-name="P3">We thank <text:span text:style-name="T2">M</text:span><text:span text:style-name="T3">iss</text:span><text:span text:style-name="T2"> Kalpana Kannan</text:span> for providing us the opportunity to work on this</text:p>
      <text:p text:style-name="P3">project.We are also very thankful to our mentor<text:span text:style-name="T1">s</text:span> <text:s/><text:span text:style-name="T2">Mr. Hitesh Murkute</text:span> <text:span text:style-name="T1">and </text:span><text:span text:style-name="T3">Mr. Sachin R Shirsat </text:span>for <text:span text:style-name="T1">their</text:span> valuable suggestions. <text:span text:style-name="T1">They were </text:span>always there to show us the right track when needed help.</text:p>
      <text:p text:style-name="P3"/>
      <text:p text:style-name="P2">With help of <text:span text:style-name="T1">their </text:span>brilliant guidance and encouragement, we all were able to complete</text:p>
      <text:p text:style-name="P2">our tasks properly and were up to the mark in all the tasks assigned. During the</text:p>
      <text:p text:style-name="P2">process, we got a chance to see the stronger side of our technical and nontechnical</text:p>
      <text:p text:style-name="P2">aspects and also strengthen our concepts.</text:p>
      <text:p text:style-name="P2"/>
      <text:p text:style-name="P2">Last but not the least, we wholeheartedly thank all our other colleagues working in</text:p>
      <text:p text:style-name="P2">different projects under <text:s/><text:span text:style-name="T3">P</text:span><text:span text:style-name="T2">rof. D.B Phatak</text:span> for helping us evolve better with their <text:span text:style-name="T1">critical adv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04:05:24.364206203</meta:creation-date>
    <dc:date>2018-06-26T03:01:17.682415391</dc:date>
    <meta:editing-duration>PT9M57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5" meta:word-count="204" meta:character-count="1196" meta:non-whitespace-character-count="1005"/>
  </office:meta>
</office:document-meta>
</file>